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tati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Default"/>
        <table:table-row table:style-name="ro1">
          <table:table-cell office:value-type="string">
            <text:p>start deal</text:p>
          </table:table-cell>
          <table:table-cell office:value-type="string">
            <text:p>available investment</text:p>
          </table:table-cell>
          <table:table-cell office:value-type="string">
            <text:p>altitude_drop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ultiplier</text:p>
          </table:table-cell>
        </table:table-row>
        <table:table-row table:style-name="ro1">
          <table:table-cell office:value-type="float" office:value="5">
            <text:p>5.00</text:p>
          </table:table-cell>
          <table:table-cell office:value-type="float" office:value="5000">
            <text:p>5000.00</text:p>
          </table:table-cell>
          <table:table-cell office:value-type="float" office:value="2">
            <text:p>2.0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2">
          <table:table-cell office:value-type="string">
            <text:p>deal</text:p>
          </table:table-cell>
          <table:table-cell office:value-type="string">
            <text:p>price</text:p>
          </table:table-cell>
          <table:table-cell office:value-type="string">
            <text:p>btc</text:p>
          </table:table-cell>
          <table:table-cell table:number-columns-repeated="3"/>
        </table:table-row>
        <table:table-row table:style-name="ro1">
          <table:table-cell office:value-type="float" office:value="5">
            <text:p>5.00</text:p>
          </table:table-cell>
          <table:table-cell table:formula="of:=[.E2]" office:value-type="float" office:value="600">
            <text:p>600.00</text:p>
          </table:table-cell>
          <table:table-cell table:formula="of:=[.A7]/[.B7]" office:value-type="float" office:value="0.00833333333333333">
            <text:p>0.01</text:p>
          </table:table-cell>
          <table:table-cell table:number-columns-repeated="3"/>
        </table:table-row>
        <table:table-row table:style-name="ro1">
          <table:table-cell table:formula="of:=[.A7]*[.$F$2]" office:value-type="float" office:value="10">
            <text:p>10.00</text:p>
          </table:table-cell>
          <table:table-cell table:formula="of:=([.B7]/(1+[.C$2]/100))" office:value-type="float" office:value="588.235294117647">
            <text:p>588.24</text:p>
          </table:table-cell>
          <table:table-cell table:formula="of:=[.A8]/[.B8]" office:value-type="float" office:value="0.017">
            <text:p>0.02</text:p>
          </table:table-cell>
          <table:table-cell table:number-columns-repeated="3"/>
        </table:table-row>
        <table:table-row table:style-name="ro1">
          <table:table-cell table:formula="of:=[.A8]*[.$F$2]" office:value-type="float" office:value="20">
            <text:p>20.00</text:p>
          </table:table-cell>
          <table:table-cell table:formula="of:=([.B8]/(1+[.C$2]/100))" office:value-type="float" office:value="576.701268742791">
            <text:p>576.70</text:p>
          </table:table-cell>
          <table:table-cell table:formula="of:=[.A9]/[.B9]" office:value-type="float" office:value="0.03468">
            <text:p>0.03</text:p>
          </table:table-cell>
          <table:table-cell table:number-columns-repeated="3"/>
        </table:table-row>
        <table:table-row table:style-name="ro1">
          <table:table-cell table:formula="of:=[.A9]*[.$F$2]" office:value-type="float" office:value="40">
            <text:p>40.00</text:p>
          </table:table-cell>
          <table:table-cell table:formula="of:=([.B9]/(1+[.C$2]/100))" office:value-type="float" office:value="565.393400728227">
            <text:p>565.39</text:p>
          </table:table-cell>
          <table:table-cell table:formula="of:=[.A10]/[.B10]" office:value-type="float" office:value="0.0707472">
            <text:p>0.07</text:p>
          </table:table-cell>
          <table:table-cell table:number-columns-repeated="3"/>
        </table:table-row>
        <table:table-row table:style-name="ro1">
          <table:table-cell table:formula="of:=[.A10]*[.$F$2]" office:value-type="float" office:value="80">
            <text:p>80.00</text:p>
          </table:table-cell>
          <table:table-cell table:formula="of:=([.B10]/(1+[.C$2]/100))" office:value-type="float" office:value="554.307255615909">
            <text:p>554.31</text:p>
          </table:table-cell>
          <table:table-cell table:formula="of:=[.A11]/[.B11]" office:value-type="float" office:value="0.144324288">
            <text:p>0.14</text:p>
          </table:table-cell>
          <table:table-cell table:number-columns-repeated="3"/>
        </table:table-row>
        <table:table-row table:style-name="ro1">
          <table:table-cell table:formula="of:=[.A11]*[.$F$2]" office:value-type="float" office:value="160">
            <text:p>160.00</text:p>
          </table:table-cell>
          <table:table-cell table:formula="of:=([.B11]/(1+[.C$2]/100))" office:value-type="float" office:value="543.43848589795">
            <text:p>543.44</text:p>
          </table:table-cell>
          <table:table-cell table:formula="of:=[.A12]/[.B12]" office:value-type="float" office:value="0.29442154752">
            <text:p>0.29</text:p>
          </table:table-cell>
          <table:table-cell table:number-columns-repeated="3"/>
        </table:table-row>
        <table:table-row table:style-name="ro1">
          <table:table-cell table:formula="of:=[.A12]*[.$F$2]" office:value-type="float" office:value="320">
            <text:p>320.00</text:p>
          </table:table-cell>
          <table:table-cell table:formula="of:=([.B12]/(1+[.C$2]/100))" office:value-type="float" office:value="532.782829311715">
            <text:p>532.78</text:p>
          </table:table-cell>
          <table:table-cell table:formula="of:=[.A13]/[.B13]" office:value-type="float" office:value="0.6006199569408">
            <text:p>0.60</text:p>
          </table:table-cell>
          <table:table-cell table:number-columns-repeated="3"/>
        </table:table-row>
        <table:table-row table:style-name="ro1">
          <table:table-cell table:formula="of:=[.A13]*[.$F$2]" office:value-type="float" office:value="640">
            <text:p>640.00</text:p>
          </table:table-cell>
          <table:table-cell table:formula="of:=([.B13]/(1+[.C$2]/100))" office:value-type="float" office:value="522.336107168348">
            <text:p>522.34</text:p>
          </table:table-cell>
          <table:table-cell table:formula="of:=[.A14]/[.B14]" office:value-type="float" office:value="1.22526471215923">
            <text:p>1.23</text:p>
          </table:table-cell>
          <table:table-cell table:number-columns-repeated="3"/>
        </table:table-row>
        <table:table-row table:style-name="ro1">
          <table:table-cell table:formula="of:=[.A14]*[.$F$2]" office:value-type="float" office:value="1280">
            <text:p>1280.00</text:p>
          </table:table-cell>
          <table:table-cell table:formula="of:=([.B14]/(1+[.C$2]/100))" office:value-type="float" office:value="512.094222714067">
            <text:p>512.09</text:p>
          </table:table-cell>
          <table:table-cell table:formula="of:=[.A15]/[.B15]" office:value-type="float" office:value="2.49954001280483">
            <text:p>2.50</text:p>
          </table:table-cell>
          <table:table-cell table:number-columns-repeated="3"/>
        </table:table-row>
        <table:table-row table:style-name="ro1">
          <table:table-cell table:formula="of:=[.A15]*[.$F$2]" office:value-type="float" office:value="2560">
            <text:p>2560.00</text:p>
          </table:table-cell>
          <table:table-cell table:formula="of:=([.B15]/(1+[.C$2]/100))" office:value-type="float" office:value="502.053159523595">
            <text:p>502.05</text:p>
          </table:table-cell>
          <table:table-cell table:formula="of:=[.A16]/[.B16]" office:value-type="float" office:value="5.09906162612186">
            <text:p>5.10</text:p>
          </table:table-cell>
          <table:table-cell table:number-columns-repeated="3"/>
        </table:table-row>
        <table:table-row table:style-name="ro1">
          <table:table-cell table:formula="of:=[.A16]*[.$F$2]" office:value-type="float" office:value="5120">
            <text:p>5120.00</text:p>
          </table:table-cell>
          <table:table-cell table:formula="of:=([.B16]/(1+[.C$2]/100))" office:value-type="float" office:value="492.208979925093">
            <text:p>492.21</text:p>
          </table:table-cell>
          <table:table-cell table:formula="of:=[.A17]/[.B17]" office:value-type="float" office:value="10.4020857172886">
            <text:p>10.40</text:p>
          </table:table-cell>
          <table:table-cell table:number-columns-repeated="3"/>
        </table:table-row>
        <table:table-row table:style-name="ro1">
          <table:table-cell table:formula="of:=[.A17]*[.$F$2]" office:value-type="float" office:value="10240">
            <text:p>10240.00</text:p>
          </table:table-cell>
          <table:table-cell table:formula="of:=([.B17]/(1+[.C$2]/100))" office:value-type="float" office:value="482.557823455974">
            <text:p>482.56</text:p>
          </table:table-cell>
          <table:table-cell table:formula="of:=[.A18]/[.B18]" office:value-type="float" office:value="21.2202548632687">
            <text:p>21.22</text:p>
          </table:table-cell>
          <table:table-cell table:number-columns-repeated="3"/>
        </table:table-row>
        <table:table-row table:style-name="ro1">
          <table:table-cell table:formula="of:=[.A18]*[.$F$2]" office:value-type="float" office:value="20480">
            <text:p>20480.00</text:p>
          </table:table-cell>
          <table:table-cell table:formula="of:=([.B18]/(1+[.C$2]/100))" office:value-type="float" office:value="473.095905348994">
            <text:p>473.10</text:p>
          </table:table-cell>
          <table:table-cell table:formula="of:=[.A19]/[.B19]" office:value-type="float" office:value="43.2893199210682">
            <text:p>43.29</text:p>
          </table:table-cell>
          <table:table-cell table:number-columns-repeated="3"/>
        </table:table-row>
        <table:table-row table:style-name="ro1">
          <table:table-cell table:formula="of:=[.A19]*[.$F$2]" office:value-type="float" office:value="40960">
            <text:p>40960.00</text:p>
          </table:table-cell>
          <table:table-cell table:formula="of:=([.B19]/(1+[.C$2]/100))" office:value-type="float" office:value="463.819515048033">
            <text:p>463.82</text:p>
          </table:table-cell>
          <table:table-cell table:formula="of:=[.A20]/[.B20]" office:value-type="float" office:value="88.3102126389792">
            <text:p>88.31</text:p>
          </table:table-cell>
          <table:table-cell table:number-columns-repeated="3"/>
        </table:table-row>
        <table:table-row table:style-name="ro1">
          <table:table-cell table:formula="of:=[.A20]*[.$F$2]" office:value-type="float" office:value="81920">
            <text:p>81920.00</text:p>
          </table:table-cell>
          <table:table-cell table:formula="of:=([.B20]/(1+[.C$2]/100))" office:value-type="float" office:value="454.725014752974">
            <text:p>454.73</text:p>
          </table:table-cell>
          <table:table-cell table:formula="of:=[.A21]/[.B21]" office:value-type="float" office:value="180.152833783517">
            <text:p>180.15</text:p>
          </table:table-cell>
          <table:table-cell table:number-columns-repeated="3"/>
        </table:table-row>
        <table:table-row table:style-name="ro1">
          <table:table-cell table:formula="of:=[.A21]*[.$F$2]" office:value-type="float" office:value="163840">
            <text:p>163840.00</text:p>
          </table:table-cell>
          <table:table-cell table:formula="of:=([.B21]/(1+[.C$2]/100))" office:value-type="float" office:value="445.808837993111">
            <text:p>445.81</text:p>
          </table:table-cell>
          <table:table-cell table:formula="of:=[.A22]/[.B22]" office:value-type="float" office:value="367.511780918376">
            <text:p>367.51</text:p>
          </table:table-cell>
          <table:table-cell table:number-columns-repeated="3"/>
        </table:table-row>
        <table:table-row table:style-name="ro1">
          <table:table-cell table:formula="of:=[.A22]*[.$F$2]" office:value-type="float" office:value="327680">
            <text:p>327680.00</text:p>
          </table:table-cell>
          <table:table-cell table:formula="of:=([.B22]/(1+[.C$2]/100))" office:value-type="float" office:value="437.067488228541">
            <text:p>437.07</text:p>
          </table:table-cell>
          <table:table-cell table:formula="of:=[.A23]/[.B23]" office:value-type="float" office:value="749.724033073487">
            <text:p>749.72</text:p>
          </table:table-cell>
          <table:table-cell table:number-columns-repeated="3"/>
        </table:table-row>
        <table:table-row table:style-name="ro1">
          <table:table-cell table:formula="of:=[.A23]*[.$F$2]" office:value-type="float" office:value="655360">
            <text:p>655360.00</text:p>
          </table:table-cell>
          <table:table-cell table:formula="of:=([.B23]/(1+[.C$2]/100))" office:value-type="float" office:value="428.497537478961">
            <text:p>428.50</text:p>
          </table:table-cell>
          <table:table-cell table:formula="of:=[.A24]/[.B24]" office:value-type="float" office:value="1529.43702746991">
            <text:p>1529.44</text:p>
          </table:table-cell>
          <table:table-cell table:number-columns-repeated="3"/>
        </table:table-row>
        <table:table-row table:style-name="ro1">
          <table:table-cell table:formula="of:=[.A24]*[.$F$2]" office:value-type="float" office:value="1310720">
            <text:p>1310720.00</text:p>
          </table:table-cell>
          <table:table-cell table:formula="of:=([.B24]/(1+[.C$2]/100))" office:value-type="float" office:value="420.095624979374">
            <text:p>420.10</text:p>
          </table:table-cell>
          <table:table-cell table:formula="of:=[.A25]/[.B25]" office:value-type="float" office:value="3120.05153603862">
            <text:p>3120.05</text:p>
          </table:table-cell>
          <table:table-cell table:number-columns-repeated="3"/>
        </table:table-row>
        <table:table-row table:style-name="ro1">
          <table:table-cell table:formula="of:=[.A25]*[.$F$2]" office:value-type="float" office:value="2621440">
            <text:p>2621440.00</text:p>
          </table:table-cell>
          <table:table-cell table:formula="of:=([.B25]/(1+[.C$2]/100))" office:value-type="float" office:value="411.858455862131">
            <text:p>411.86</text:p>
          </table:table-cell>
          <table:table-cell table:formula="of:=[.A26]/[.B26]" office:value-type="float" office:value="6364.90513351879">
            <text:p>6364.91</text:p>
          </table:table-cell>
          <table:table-cell table:number-columns-repeated="3"/>
        </table:table-row>
        <table:table-row table:style-name="ro1">
          <table:table-cell table:formula="of:=[.A26]*[.$F$2]" office:value-type="float" office:value="5242880">
            <text:p>5242880.00</text:p>
          </table:table-cell>
          <table:table-cell table:formula="of:=([.B26]/(1+[.C$2]/100))" office:value-type="float" office:value="403.782799864835">
            <text:p>403.78</text:p>
          </table:table-cell>
          <table:table-cell table:formula="of:=[.A27]/[.B27]" office:value-type="float" office:value="12984.4064723783">
            <text:p>12984.41</text:p>
          </table:table-cell>
          <table:table-cell table:number-columns-repeated="3"/>
        </table:table-row>
        <table:table-row table:style-name="ro1">
          <table:table-cell table:formula="of:=[.A27]*[.$F$2]" office:value-type="float" office:value="10485760">
            <text:p>10485760.00</text:p>
          </table:table-cell>
          <table:table-cell table:formula="of:=([.B27]/(1+[.C$2]/100))" office:value-type="float" office:value="395.865490063563">
            <text:p>395.87</text:p>
          </table:table-cell>
          <table:table-cell table:formula="of:=[.A28]/[.B28]" office:value-type="float" office:value="26488.1892036518">
            <text:p>26488.19</text:p>
          </table:table-cell>
          <table:table-cell table:number-columns-repeated="3"/>
        </table:table-row>
        <table:table-row table:style-name="ro1">
          <table:table-cell table:formula="of:=[.A28]*[.$F$2]" office:value-type="float" office:value="20971520">
            <text:p>20971520.00</text:p>
          </table:table-cell>
          <table:table-cell table:formula="of:=([.B28]/(1+[.C$2]/100))" office:value-type="float" office:value="388.103421630944">
            <text:p>388.10</text:p>
          </table:table-cell>
          <table:table-cell table:formula="of:=[.A29]/[.B29]" office:value-type="float" office:value="54035.9059754496">
            <text:p>54035.91</text:p>
          </table:table-cell>
          <table:table-cell table:number-columns-repeated="3"/>
        </table:table-row>
        <table:table-row table:style-name="ro1">
          <table:table-cell table:formula="of:=[.A29]*[.$F$2]" office:value-type="float" office:value="41943040">
            <text:p>41943040.00</text:p>
          </table:table-cell>
          <table:table-cell table:formula="of:=([.B29]/(1+[.C$2]/100))" office:value-type="float" office:value="380.493550618573">
            <text:p>380.49</text:p>
          </table:table-cell>
          <table:table-cell table:formula="of:=[.A30]/[.B30]" office:value-type="float" office:value="110233.248189917">
            <text:p>110233.25</text:p>
          </table:table-cell>
          <table:table-cell table:number-columns-repeated="3"/>
        </table:table-row>
        <table:table-row table:style-name="ro1">
          <table:table-cell table:formula="of:=[.A30]*[.$F$2]" office:value-type="float" office:value="83886080">
            <text:p>83886080.00</text:p>
          </table:table-cell>
          <table:table-cell table:formula="of:=([.B30]/(1+[.C$2]/100))" office:value-type="float" office:value="373.032892763307">
            <text:p>373.03</text:p>
          </table:table-cell>
          <table:table-cell table:formula="of:=[.A31]/[.B31]" office:value-type="float" office:value="224875.826307431">
            <text:p>224875.83</text:p>
          </table:table-cell>
          <table:table-cell table:number-columns-repeated="3"/>
        </table:table-row>
        <table:table-row table:style-name="ro1">
          <table:table-cell table:formula="of:=[.A31]*[.$F$2]" office:value-type="float" office:value="167772160">
            <text:p>167772160.00</text:p>
          </table:table-cell>
          <table:table-cell table:formula="of:=([.B31]/(1+[.C$2]/100))" office:value-type="float" office:value="365.718522316967">
            <text:p>365.72</text:p>
          </table:table-cell>
          <table:table-cell table:formula="of:=[.A32]/[.B32]" office:value-type="float" office:value="458746.68566716">
            <text:p>458746.69</text:p>
          </table:table-cell>
          <table:table-cell table:number-columns-repeated="3"/>
        </table:table-row>
        <table:table-row table:style-name="ro1">
          <table:table-cell table:formula="of:=[.A32]*[.$F$2]" office:value-type="float" office:value="335544320">
            <text:p>335544320.00</text:p>
          </table:table-cell>
          <table:table-cell table:formula="of:=([.B32]/(1+[.C$2]/100))" office:value-type="float" office:value="358.547570898988">
            <text:p>358.55</text:p>
          </table:table-cell>
          <table:table-cell table:formula="of:=[.A33]/[.B33]" office:value-type="float" office:value="935843.238761006">
            <text:p>935843.24</text:p>
          </table:table-cell>
          <table:table-cell table:number-columns-repeated="3"/>
        </table:table-row>
        <table:table-row table:style-name="ro1">
          <table:table-cell table:formula="of:=[.A33]*[.$F$2]" office:value-type="float" office:value="671088640">
            <text:p>671088640.00</text:p>
          </table:table-cell>
          <table:table-cell table:formula="of:=([.B33]/(1+[.C$2]/100))" office:value-type="float" office:value="351.517226371557">
            <text:p>351.52</text:p>
          </table:table-cell>
          <table:table-cell table:formula="of:=[.A34]/[.B34]" office:value-type="float" office:value="1909120.20707245">
            <text:p>1909120.21</text:p>
          </table:table-cell>
          <table:table-cell table:number-columns-repeated="3"/>
        </table:table-row>
        <table:table-row table:style-name="ro1">
          <table:table-cell table:formula="of:=[.A34]*[.$F$2]" office:value-type="float" office:value="1342177280">
            <text:p>1342177280.00</text:p>
          </table:table-cell>
          <table:table-cell table:formula="of:=([.B34]/(1+[.C$2]/100))" office:value-type="float" office:value="344.62473173682">
            <text:p>344.62</text:p>
          </table:table-cell>
          <table:table-cell table:formula="of:=[.A35]/[.B35]" office:value-type="float" office:value="3894605.2224278">
            <text:p>3894605.22</text:p>
          </table:table-cell>
          <table:table-cell table:number-columns-repeated="3"/>
        </table:table-row>
        <table:table-row table:style-name="ro1">
          <table:table-cell table:formula="of:=[.A35]*[.$F$2]" office:value-type="float" office:value="2684354560">
            <text:p>2684354560.00</text:p>
          </table:table-cell>
          <table:table-cell table:formula="of:=([.B35]/(1+[.C$2]/100))" office:value-type="float" office:value="337.867384055706">
            <text:p>337.87</text:p>
          </table:table-cell>
          <table:table-cell table:formula="of:=[.A36]/[.B36]" office:value-type="float" office:value="7944994.65375272">
            <text:p>7944994.65</text:p>
          </table:table-cell>
          <table:table-cell table:number-columns-repeated="3"/>
        </table:table-row>
        <table:table-row table:style-name="ro1">
          <table:table-cell table:formula="of:=[.A36]*[.$F$2]" office:value-type="float" office:value="5368709120">
            <text:p>5368709120.00</text:p>
          </table:table-cell>
          <table:table-cell table:formula="of:=([.B36]/(1+[.C$2]/100))" office:value-type="float" office:value="331.242533387947">
            <text:p>331.24</text:p>
          </table:table-cell>
          <table:table-cell table:formula="of:=[.A37]/[.B37]" office:value-type="float" office:value="16207789.0936555">
            <text:p>16207789.09</text:p>
          </table:table-cell>
          <table:table-cell table:number-columns-repeated="3"/>
        </table:table-row>
        <table:table-row table:style-name="ro1">
          <table:table-cell table:formula="of:=[.A37]*[.$F$2]" office:value-type="float" office:value="10737418240">
            <text:p>10737418240.00</text:p>
          </table:table-cell>
          <table:table-cell table:formula="of:=([.B37]/(1+[.C$2]/100))" office:value-type="float" office:value="324.747581752889">
            <text:p>324.75</text:p>
          </table:table-cell>
          <table:table-cell table:formula="of:=[.A38]/[.B38]" office:value-type="float" office:value="33063889.7510573">
            <text:p>33063889.75</text:p>
          </table:table-cell>
          <table:table-cell table:number-columns-repeated="3"/>
        </table:table-row>
        <table:table-row table:style-name="ro1">
          <table:table-cell table:formula="of:=[.A38]*[.$F$2]" office:value-type="float" office:value="21474836480">
            <text:p>21474836480.00</text:p>
          </table:table-cell>
          <table:table-cell table:formula="of:=([.B38]/(1+[.C$2]/100))" office:value-type="float" office:value="318.379982110676">
            <text:p>318.38</text:p>
          </table:table-cell>
          <table:table-cell table:formula="of:=[.A39]/[.B39]" office:value-type="float" office:value="67450335.0921569">
            <text:p>67450335.09</text:p>
          </table:table-cell>
          <table:table-cell table:number-columns-repeated="3"/>
        </table:table-row>
        <table:table-row table:style-name="ro1">
          <table:table-cell table:formula="of:=[.A39]*[.$F$2]" office:value-type="float" office:value="42949672960">
            <text:p>42949672960.00</text:p>
          </table:table-cell>
          <table:table-cell table:formula="of:=([.B39]/(1+[.C$2]/100))" office:value-type="float" office:value="312.137237363408">
            <text:p>312.14</text:p>
          </table:table-cell>
          <table:table-cell table:formula="of:=[.A40]/[.B40]" office:value-type="float" office:value="137598683.588">
            <text:p>137598683.59</text:p>
          </table:table-cell>
          <table:table-cell table:number-columns-repeated="3"/>
        </table:table-row>
        <table:table-row table:style-name="ro1">
          <table:table-cell table:formula="of:=[.A40]*[.$F$2]" office:value-type="float" office:value="85899345920">
            <text:p>85899345920.00</text:p>
          </table:table-cell>
          <table:table-cell table:formula="of:=([.B40]/(1+[.C$2]/100))" office:value-type="float" office:value="306.01689937589">
            <text:p>306.02</text:p>
          </table:table-cell>
          <table:table-cell table:formula="of:=[.A41]/[.B41]" office:value-type="float" office:value="280701314.51952">
            <text:p>280701314.52</text:p>
          </table:table-cell>
          <table:table-cell table:number-columns-repeated="3"/>
        </table:table-row>
        <table:table-row table:style-name="ro1">
          <table:table-cell table:formula="of:=[.A41]*[.$F$2]" office:value-type="float" office:value="171798691840">
            <text:p>171798691840.00</text:p>
          </table:table-cell>
          <table:table-cell table:formula="of:=([.B41]/(1+[.C$2]/100))" office:value-type="float" office:value="300.016568015578">
            <text:p>300.02</text:p>
          </table:table-cell>
          <table:table-cell table:formula="of:=[.A42]/[.B42]" office:value-type="float" office:value="572630681.619821">
            <text:p>572630681.62</text:p>
          </table:table-cell>
          <table:table-cell table:number-columns-repeated="3"/>
        </table:table-row>
        <table:table-row table:style-name="ro1">
          <table:table-cell table:formula="of:=[.A42]*[.$F$2]" office:value-type="float" office:value="343597383680">
            <text:p>343597383680.00</text:p>
          </table:table-cell>
          <table:table-cell table:formula="of:=([.B42]/(1+[.C$2]/100))" office:value-type="float" office:value="294.133890211351">
            <text:p>294.13</text:p>
          </table:table-cell>
          <table:table-cell table:formula="of:=[.A43]/[.B43]" office:value-type="float" office:value="1168166590.50444">
            <text:p>1168166590.50</text:p>
          </table:table-cell>
          <table:table-cell table:number-columns-repeated="3"/>
        </table:table-row>
        <table:table-row table:style-name="ro1">
          <table:table-cell table:formula="of:=[.A43]*[.$F$2]" office:value-type="float" office:value="687194767360">
            <text:p>687194767360.00</text:p>
          </table:table-cell>
          <table:table-cell table:formula="of:=([.B43]/(1+[.C$2]/100))" office:value-type="float" office:value="288.366559030736">
            <text:p>288.37</text:p>
          </table:table-cell>
          <table:table-cell table:formula="of:=[.A44]/[.B44]" office:value-type="float" office:value="2383059844.62905">
            <text:p>2383059844.63</text:p>
          </table:table-cell>
          <table:table-cell table:number-columns-repeated="3"/>
        </table:table-row>
        <table:table-row table:style-name="ro1">
          <table:table-cell table:formula="of:=[.A44]*[.$F$2]" office:value-type="float" office:value="1374389534720">
            <text:p>1374389534720.00</text:p>
          </table:table-cell>
          <table:table-cell table:formula="of:=([.B44]/(1+[.C$2]/100))" office:value-type="float" office:value="282.712312775232">
            <text:p>282.71</text:p>
          </table:table-cell>
          <table:table-cell table:formula="of:=[.A45]/[.B45]" office:value-type="float" office:value="4861442083.04326">
            <text:p>4861442083.04</text:p>
          </table:table-cell>
          <table:table-cell table:number-columns-repeated="3"/>
        </table:table-row>
        <table:table-row table:style-name="ro1">
          <table:table-cell table:formula="of:=[.A45]*[.$F$2]" office:value-type="float" office:value="2748779069440">
            <text:p>2748779069440.00</text:p>
          </table:table-cell>
          <table:table-cell table:formula="of:=([.B45]/(1+[.C$2]/100))" office:value-type="float" office:value="277.168934093365">
            <text:p>277.17</text:p>
          </table:table-cell>
          <table:table-cell table:formula="of:=[.A46]/[.B46]" office:value-type="float" office:value="9917341849.40825">
            <text:p>9917341849.41</text:p>
          </table:table-cell>
          <table:table-cell table:number-columns-repeated="3"/>
        </table:table-row>
        <table:table-row table:style-name="ro1">
          <table:table-cell table:formula="of:=[.A46]*[.$F$2]" office:value-type="float" office:value="5497558138880">
            <text:p>5497558138880.00</text:p>
          </table:table-cell>
          <table:table-cell table:formula="of:=([.B46]/(1+[.C$2]/100))" office:value-type="float" office:value="271.734249111142">
            <text:p>271.73</text:p>
          </table:table-cell>
          <table:table-cell table:formula="of:=[.A47]/[.B47]" office:value-type="float" office:value="20231377372.7928">
            <text:p>20231377372.79</text:p>
          </table:table-cell>
          <table:table-cell table:number-columns-repeated="3"/>
        </table:table-row>
        <table:table-row table:style-name="ro1">
          <table:table-cell table:formula="of:=[.A47]*[.$F$2]" office:value-type="float" office:value="10995116277760">
            <text:p>10995116277760.00</text:p>
          </table:table-cell>
          <table:table-cell table:formula="of:=([.B47]/(1+[.C$2]/100))" office:value-type="float" office:value="266.406126579551">
            <text:p>266.41</text:p>
          </table:table-cell>
          <table:table-cell table:formula="of:=[.A48]/[.B48]" office:value-type="float" office:value="41272009840.4974">
            <text:p>41272009840.50</text:p>
          </table:table-cell>
          <table:table-cell table:number-columns-repeated="3"/>
        </table:table-row>
        <table:table-row table:style-name="ro1">
          <table:table-cell table:formula="of:=[.A48]*[.$F$2]" office:value-type="float" office:value="21990232555520">
            <text:p>21990232555520.00</text:p>
          </table:table-cell>
          <table:table-cell table:formula="of:=([.B48]/(1+[.C$2]/100))" office:value-type="float" office:value="261.182477038775">
            <text:p>261.18</text:p>
          </table:table-cell>
          <table:table-cell table:formula="of:=[.A49]/[.B49]" office:value-type="float" office:value="84194900074.6146">
            <text:p>84194900074.61</text:p>
          </table:table-cell>
          <table:table-cell table:number-columns-repeated="3"/>
        </table:table-row>
        <table:table-row table:style-name="ro1">
          <table:table-cell table:formula="of:=[.A49]*[.$F$2]" office:value-type="float" office:value="43980465111040">
            <text:p>43980465111040.00</text:p>
          </table:table-cell>
          <table:table-cell table:formula="of:=([.B49]/(1+[.C$2]/100))" office:value-type="float" office:value="256.061251998799">
            <text:p>256.06</text:p>
          </table:table-cell>
          <table:table-cell table:formula="of:=[.A50]/[.B50]" office:value-type="float" office:value="171757596152.214">
            <text:p>171757596152.21</text:p>
          </table:table-cell>
          <table:table-cell table:number-columns-repeated="3"/>
        </table:table-row>
        <table:table-row table:style-name="ro1">
          <table:table-cell table:formula="of:=[.A50]*[.$F$2]" office:value-type="float" office:value="87960930222080">
            <text:p>87960930222080.00</text:p>
          </table:table-cell>
          <table:table-cell table:formula="of:=([.B50]/(1+[.C$2]/100))" office:value-type="float" office:value="251.040443136078">
            <text:p>251.04</text:p>
          </table:table-cell>
          <table:table-cell table:formula="of:=[.A51]/[.B51]" office:value-type="float" office:value="350385496150.516">
            <text:p>350385496150.52</text:p>
          </table:table-cell>
          <table:table-cell table:number-columns-repeated="3"/>
        </table:table-row>
        <table:table-row table:style-name="ro1">
          <table:table-cell table:formula="of:=[.A51]*[.$F$2]" office:value-type="float" office:value="175921860444160">
            <text:p>175921860444160.00</text:p>
          </table:table-cell>
          <table:table-cell table:formula="of:=([.B51]/(1+[.C$2]/100))" office:value-type="float" office:value="246.118081505958">
            <text:p>246.12</text:p>
          </table:table-cell>
          <table:table-cell table:formula="of:=[.A52]/[.B52]" office:value-type="float" office:value="714786412147.053">
            <text:p>714786412147.05</text:p>
          </table:table-cell>
          <table:table-cell table:number-columns-repeated="3"/>
        </table:table-row>
        <table:table-row table:style-name="ro1">
          <table:table-cell table:formula="of:=[.A52]*[.$F$2]" office:value-type="float" office:value="351843720888320">
            <text:p>351843720888320.00</text:p>
          </table:table-cell>
          <table:table-cell table:formula="of:=([.B52]/(1+[.C$2]/100))" office:value-type="float" office:value="241.292236770547">
            <text:p>241.29</text:p>
          </table:table-cell>
          <table:table-cell table:formula="of:=[.A53]/[.B53]" office:value-type="float" office:value="1458164280779.99">
            <text:p>1458164280779.99</text:p>
          </table:table-cell>
          <table:table-cell table:number-columns-repeated="3"/>
        </table:table-row>
        <table:table-row table:style-name="ro1">
          <table:table-cell table:formula="of:=[.A53]*[.$F$2]" office:value-type="float" office:value="703687441776640">
            <text:p>703687441776640.00</text:p>
          </table:table-cell>
          <table:table-cell table:formula="of:=([.B53]/(1+[.C$2]/100))" office:value-type="float" office:value="236.561016441713">
            <text:p>236.56</text:p>
          </table:table-cell>
          <table:table-cell table:formula="of:=[.A54]/[.B54]" office:value-type="float" office:value="2974655132791.18">
            <text:p>2974655132791.18</text:p>
          </table:table-cell>
          <table:table-cell table:number-columns-repeated="3"/>
        </table:table-row>
        <table:table-row table:style-name="ro1" table:number-rows-repeated="104852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ynamic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>
            <text:p>start deal</text:p>
          </table:table-cell>
          <table:table-cell office:value-type="string">
            <text:p>available investment</text:p>
          </table:table-cell>
          <table:table-cell office:value-type="string">
            <text:p>altitude_drop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00">
            <text:p>5000.00</text:p>
          </table:table-cell>
          <table:table-cell office:value-type="float" office:value="2">
            <text:p>2.0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2">
          <table:table-cell office:value-type="string">
            <text:p>deal</text:p>
          </table:table-cell>
          <table:table-cell office:value-type="string">
            <text:p>price</text:p>
          </table:table-cell>
          <table:table-cell office:value-type="string">
            <text:p>btc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E2]" office:value-type="float" office:value="600">
            <text:p>600.00</text:p>
          </table:table-cell>
          <table:table-cell table:formula="of:=[.A7]/[.B7]" office:value-type="float" office:value="0.00833333333333333">
            <text:p>0.01</text:p>
          </table:table-cell>
          <table:table-cell table:number-columns-repeated="2"/>
        </table:table-row>
        <table:table-row table:style-name="ro1">
          <table:table-cell table:formula="of:=[.A7]*2" office:value-type="float" office:value="10">
            <text:p>10</text:p>
          </table:table-cell>
          <table:table-cell table:formula="of:=([.B7]/(1+[.C$2]/100))" office:value-type="float" office:value="588.235294117647">
            <text:p>588.24</text:p>
          </table:table-cell>
          <table:table-cell table:formula="of:=[.A8]/[.B8]" office:value-type="float" office:value="0.017">
            <text:p>0.02</text:p>
          </table:table-cell>
          <table:table-cell table:number-columns-repeated="2"/>
        </table:table-row>
        <table:table-row table:style-name="ro1">
          <table:table-cell table:formula="of:=[.A8]*2" office:value-type="float" office:value="20">
            <text:p>20</text:p>
          </table:table-cell>
          <table:table-cell table:formula="of:=([.B8]/(1+[.C$2]/100))" office:value-type="float" office:value="576.701268742791">
            <text:p>576.70</text:p>
          </table:table-cell>
          <table:table-cell table:formula="of:=[.A9]/[.B9]" office:value-type="float" office:value="0.03468">
            <text:p>0.03</text:p>
          </table:table-cell>
          <table:table-cell table:number-columns-repeated="2"/>
        </table:table-row>
        <table:table-row table:style-name="ro1">
          <table:table-cell table:formula="of:=[.A9]*2" office:value-type="float" office:value="40">
            <text:p>40</text:p>
          </table:table-cell>
          <table:table-cell table:formula="of:=([.B9]/(1+[.C$2]/100))" office:value-type="float" office:value="565.393400728227">
            <text:p>565.39</text:p>
          </table:table-cell>
          <table:table-cell table:formula="of:=[.A10]/[.B10]" office:value-type="float" office:value="0.0707472">
            <text:p>0.07</text:p>
          </table:table-cell>
          <table:table-cell table:number-columns-repeated="2"/>
        </table:table-row>
        <table:table-row table:style-name="ro1">
          <table:table-cell table:formula="of:=[.A10]*2" office:value-type="float" office:value="80">
            <text:p>80</text:p>
          </table:table-cell>
          <table:table-cell table:formula="of:=([.B10]/(1+[.C$2]/100))" office:value-type="float" office:value="554.307255615909">
            <text:p>554.31</text:p>
          </table:table-cell>
          <table:table-cell table:formula="of:=[.A11]/[.B11]" office:value-type="float" office:value="0.144324288">
            <text:p>0.14</text:p>
          </table:table-cell>
          <table:table-cell table:number-columns-repeated="2"/>
        </table:table-row>
        <table:table-row table:style-name="ro1">
          <table:table-cell table:formula="of:=[.A11]*2" office:value-type="float" office:value="160">
            <text:p>160</text:p>
          </table:table-cell>
          <table:table-cell table:formula="of:=([.B11]/(1+[.C$2]/100))" office:value-type="float" office:value="543.43848589795">
            <text:p>543.44</text:p>
          </table:table-cell>
          <table:table-cell table:formula="of:=[.A12]/[.B12]" office:value-type="float" office:value="0.29442154752">
            <text:p>0.29</text:p>
          </table:table-cell>
          <table:table-cell table:number-columns-repeated="2"/>
        </table:table-row>
        <table:table-row table:style-name="ro1">
          <table:table-cell table:formula="of:=[.A12]*2" office:value-type="float" office:value="320">
            <text:p>320</text:p>
          </table:table-cell>
          <table:table-cell table:formula="of:=([.B12]/(1+[.C$2]/100))" office:value-type="float" office:value="532.782829311715">
            <text:p>532.78</text:p>
          </table:table-cell>
          <table:table-cell table:formula="of:=[.A13]/[.B13]" office:value-type="float" office:value="0.6006199569408">
            <text:p>0.60</text:p>
          </table:table-cell>
          <table:table-cell table:number-columns-repeated="2"/>
        </table:table-row>
        <table:table-row table:style-name="ro1">
          <table:table-cell table:formula="of:=[.A13]*2" office:value-type="float" office:value="640">
            <text:p>640</text:p>
          </table:table-cell>
          <table:table-cell table:formula="of:=([.B13]/(1+[.C$2]/100))" office:value-type="float" office:value="522.336107168348">
            <text:p>522.34</text:p>
          </table:table-cell>
          <table:table-cell table:formula="of:=[.A14]/[.B14]" office:value-type="float" office:value="1.22526471215923">
            <text:p>1.23</text:p>
          </table:table-cell>
          <table:table-cell table:number-columns-repeated="2"/>
        </table:table-row>
        <table:table-row table:style-name="ro1">
          <table:table-cell table:formula="of:=[.A14]*2" office:value-type="float" office:value="1280">
            <text:p>1280</text:p>
          </table:table-cell>
          <table:table-cell table:formula="of:=([.B14]/(1+[.C$2]/100))" office:value-type="float" office:value="512.094222714067">
            <text:p>512.09</text:p>
          </table:table-cell>
          <table:table-cell table:formula="of:=[.A15]/[.B15]" office:value-type="float" office:value="2.49954001280483">
            <text:p>2.50</text:p>
          </table:table-cell>
          <table:table-cell table:number-columns-repeated="2"/>
        </table:table-row>
        <table:table-row table:style-name="ro1">
          <table:table-cell table:formula="of:=[.A15]*2" office:value-type="float" office:value="2560">
            <text:p>2560</text:p>
          </table:table-cell>
          <table:table-cell table:formula="of:=([.B15]/(1+[.C$2]/100))" office:value-type="float" office:value="502.053159523595">
            <text:p>502.05</text:p>
          </table:table-cell>
          <table:table-cell table:formula="of:=[.A16]/[.B16]" office:value-type="float" office:value="5.09906162612186">
            <text:p>5.10</text:p>
          </table:table-cell>
          <table:table-cell table:number-columns-repeated="2"/>
        </table:table-row>
        <table:table-row table:style-name="ro1">
          <table:table-cell table:formula="of:=[.A16]*2" office:value-type="float" office:value="5120">
            <text:p>5120</text:p>
          </table:table-cell>
          <table:table-cell table:formula="of:=([.B16]/(1+[.C$2]/100))" office:value-type="float" office:value="492.208979925093">
            <text:p>492.21</text:p>
          </table:table-cell>
          <table:table-cell table:formula="of:=[.A17]/[.B17]" office:value-type="float" office:value="10.4020857172886">
            <text:p>10.40</text:p>
          </table:table-cell>
          <table:table-cell table:number-columns-repeated="2"/>
        </table:table-row>
        <table:table-row table:style-name="ro1">
          <table:table-cell table:formula="of:=[.A17]*2" office:value-type="float" office:value="10240">
            <text:p>10240</text:p>
          </table:table-cell>
          <table:table-cell table:formula="of:=([.B17]/(1+[.C$2]/100))" office:value-type="float" office:value="482.557823455974">
            <text:p>482.56</text:p>
          </table:table-cell>
          <table:table-cell table:formula="of:=[.A18]/[.B18]" office:value-type="float" office:value="21.2202548632687">
            <text:p>21.22</text:p>
          </table:table-cell>
          <table:table-cell table:number-columns-repeated="2"/>
        </table:table-row>
        <table:table-row table:style-name="ro1">
          <table:table-cell table:formula="of:=[.A18]*2" office:value-type="float" office:value="20480">
            <text:p>20480</text:p>
          </table:table-cell>
          <table:table-cell table:formula="of:=([.B18]/(1+[.C$2]/100))" office:value-type="float" office:value="473.095905348994">
            <text:p>473.10</text:p>
          </table:table-cell>
          <table:table-cell table:formula="of:=[.A19]/[.B19]" office:value-type="float" office:value="43.2893199210682">
            <text:p>43.29</text:p>
          </table:table-cell>
          <table:table-cell table:number-columns-repeated="2"/>
        </table:table-row>
        <table:table-row table:style-name="ro1">
          <table:table-cell table:formula="of:=[.A19]*2" office:value-type="float" office:value="40960">
            <text:p>40960</text:p>
          </table:table-cell>
          <table:table-cell table:formula="of:=([.B19]/(1+[.C$2]/100))" office:value-type="float" office:value="463.819515048033">
            <text:p>463.82</text:p>
          </table:table-cell>
          <table:table-cell table:formula="of:=[.A20]/[.B20]" office:value-type="float" office:value="88.3102126389792">
            <text:p>88.31</text:p>
          </table:table-cell>
          <table:table-cell table:number-columns-repeated="2"/>
        </table:table-row>
        <table:table-row table:style-name="ro1">
          <table:table-cell table:formula="of:=[.A20]*2" office:value-type="float" office:value="81920">
            <text:p>81920</text:p>
          </table:table-cell>
          <table:table-cell table:formula="of:=([.B20]/(1+[.C$2]/100))" office:value-type="float" office:value="454.725014752974">
            <text:p>454.73</text:p>
          </table:table-cell>
          <table:table-cell table:formula="of:=[.A21]/[.B21]" office:value-type="float" office:value="180.152833783517">
            <text:p>180.15</text:p>
          </table:table-cell>
          <table:table-cell table:number-columns-repeated="2"/>
        </table:table-row>
        <table:table-row table:style-name="ro1">
          <table:table-cell table:formula="of:=[.A21]*2" office:value-type="float" office:value="163840">
            <text:p>163840</text:p>
          </table:table-cell>
          <table:table-cell table:formula="of:=([.B21]/(1+[.C$2]/100))" office:value-type="float" office:value="445.808837993111">
            <text:p>445.81</text:p>
          </table:table-cell>
          <table:table-cell table:formula="of:=[.A22]/[.B22]" office:value-type="float" office:value="367.511780918376">
            <text:p>367.51</text:p>
          </table:table-cell>
          <table:table-cell table:number-columns-repeated="2"/>
        </table:table-row>
        <table:table-row table:style-name="ro1">
          <table:table-cell table:formula="of:=[.A22]*2" office:value-type="float" office:value="327680">
            <text:p>327680</text:p>
          </table:table-cell>
          <table:table-cell table:formula="of:=([.B22]/(1+[.C$2]/100))" office:value-type="float" office:value="437.067488228541">
            <text:p>437.07</text:p>
          </table:table-cell>
          <table:table-cell table:formula="of:=[.A23]/[.B23]" office:value-type="float" office:value="749.724033073487">
            <text:p>749.72</text:p>
          </table:table-cell>
          <table:table-cell table:number-columns-repeated="2"/>
        </table:table-row>
        <table:table-row table:style-name="ro1">
          <table:table-cell table:formula="of:=[.A23]*2" office:value-type="float" office:value="655360">
            <text:p>655360</text:p>
          </table:table-cell>
          <table:table-cell table:formula="of:=([.B23]/(1+[.C$2]/100))" office:value-type="float" office:value="428.497537478961">
            <text:p>428.50</text:p>
          </table:table-cell>
          <table:table-cell table:formula="of:=[.A24]/[.B24]" office:value-type="float" office:value="1529.43702746991">
            <text:p>1529.44</text:p>
          </table:table-cell>
          <table:table-cell table:number-columns-repeated="2"/>
        </table:table-row>
        <table:table-row table:style-name="ro1">
          <table:table-cell table:formula="of:=[.A24]*2" office:value-type="float" office:value="1310720">
            <text:p>1310720</text:p>
          </table:table-cell>
          <table:table-cell table:formula="of:=([.B24]/(1+[.C$2]/100))" office:value-type="float" office:value="420.095624979374">
            <text:p>420.10</text:p>
          </table:table-cell>
          <table:table-cell table:formula="of:=[.A25]/[.B25]" office:value-type="float" office:value="3120.05153603862">
            <text:p>3120.05</text:p>
          </table:table-cell>
          <table:table-cell table:number-columns-repeated="2"/>
        </table:table-row>
        <table:table-row table:style-name="ro1">
          <table:table-cell table:formula="of:=[.A25]*2" office:value-type="float" office:value="2621440">
            <text:p>2621440</text:p>
          </table:table-cell>
          <table:table-cell table:formula="of:=([.B25]/(1+[.C$2]/100))" office:value-type="float" office:value="411.858455862131">
            <text:p>411.86</text:p>
          </table:table-cell>
          <table:table-cell table:formula="of:=[.A26]/[.B26]" office:value-type="float" office:value="6364.90513351879">
            <text:p>6364.91</text:p>
          </table:table-cell>
          <table:table-cell table:number-columns-repeated="2"/>
        </table:table-row>
        <table:table-row table:style-name="ro1">
          <table:table-cell table:formula="of:=[.A26]*2" office:value-type="float" office:value="5242880">
            <text:p>5242880</text:p>
          </table:table-cell>
          <table:table-cell table:formula="of:=([.B26]/(1+[.C$2]/100))" office:value-type="float" office:value="403.782799864835">
            <text:p>403.78</text:p>
          </table:table-cell>
          <table:table-cell table:formula="of:=[.A27]/[.B27]" office:value-type="float" office:value="12984.4064723783">
            <text:p>12984.41</text:p>
          </table:table-cell>
          <table:table-cell table:number-columns-repeated="2"/>
        </table:table-row>
        <table:table-row table:style-name="ro1">
          <table:table-cell table:formula="of:=[.A27]*2" office:value-type="float" office:value="10485760">
            <text:p>10485760</text:p>
          </table:table-cell>
          <table:table-cell table:formula="of:=([.B27]/(1+[.C$2]/100))" office:value-type="float" office:value="395.865490063563">
            <text:p>395.87</text:p>
          </table:table-cell>
          <table:table-cell table:formula="of:=[.A28]/[.B28]" office:value-type="float" office:value="26488.1892036518">
            <text:p>26488.19</text:p>
          </table:table-cell>
          <table:table-cell table:number-columns-repeated="2"/>
        </table:table-row>
        <table:table-row table:style-name="ro1">
          <table:table-cell table:formula="of:=[.A28]*2" office:value-type="float" office:value="20971520">
            <text:p>20971520</text:p>
          </table:table-cell>
          <table:table-cell table:formula="of:=([.B28]/(1+[.C$2]/100))" office:value-type="float" office:value="388.103421630944">
            <text:p>388.10</text:p>
          </table:table-cell>
          <table:table-cell table:formula="of:=[.A29]/[.B29]" office:value-type="float" office:value="54035.9059754496">
            <text:p>54035.91</text:p>
          </table:table-cell>
          <table:table-cell table:number-columns-repeated="2"/>
        </table:table-row>
        <table:table-row table:style-name="ro1">
          <table:table-cell table:formula="of:=[.A29]*2" office:value-type="float" office:value="41943040">
            <text:p>41943040</text:p>
          </table:table-cell>
          <table:table-cell table:formula="of:=([.B29]/(1+[.C$2]/100))" office:value-type="float" office:value="380.493550618573">
            <text:p>380.49</text:p>
          </table:table-cell>
          <table:table-cell table:formula="of:=[.A30]/[.B30]" office:value-type="float" office:value="110233.248189917">
            <text:p>110233.25</text:p>
          </table:table-cell>
          <table:table-cell table:number-columns-repeated="2"/>
        </table:table-row>
        <table:table-row table:style-name="ro1">
          <table:table-cell table:formula="of:=[.A30]*2" office:value-type="float" office:value="83886080">
            <text:p>83886080</text:p>
          </table:table-cell>
          <table:table-cell table:formula="of:=([.B30]/(1+[.C$2]/100))" office:value-type="float" office:value="373.032892763307">
            <text:p>373.03</text:p>
          </table:table-cell>
          <table:table-cell table:formula="of:=[.A31]/[.B31]" office:value-type="float" office:value="224875.826307431">
            <text:p>224875.83</text:p>
          </table:table-cell>
          <table:table-cell table:number-columns-repeated="2"/>
        </table:table-row>
        <table:table-row table:style-name="ro1">
          <table:table-cell table:formula="of:=[.A31]*2" office:value-type="float" office:value="167772160">
            <text:p>167772160</text:p>
          </table:table-cell>
          <table:table-cell table:formula="of:=([.B31]/(1+[.C$2]/100))" office:value-type="float" office:value="365.718522316967">
            <text:p>365.72</text:p>
          </table:table-cell>
          <table:table-cell table:formula="of:=[.A32]/[.B32]" office:value-type="float" office:value="458746.68566716">
            <text:p>458746.69</text:p>
          </table:table-cell>
          <table:table-cell table:number-columns-repeated="2"/>
        </table:table-row>
        <table:table-row table:style-name="ro1">
          <table:table-cell table:formula="of:=[.A32]*2" office:value-type="float" office:value="335544320">
            <text:p>335544320</text:p>
          </table:table-cell>
          <table:table-cell table:formula="of:=([.B32]/(1+[.C$2]/100))" office:value-type="float" office:value="358.547570898988">
            <text:p>358.55</text:p>
          </table:table-cell>
          <table:table-cell table:formula="of:=[.A33]/[.B33]" office:value-type="float" office:value="935843.238761006">
            <text:p>935843.24</text:p>
          </table:table-cell>
          <table:table-cell table:number-columns-repeated="2"/>
        </table:table-row>
        <table:table-row table:style-name="ro1">
          <table:table-cell table:formula="of:=[.A33]*2" office:value-type="float" office:value="671088640">
            <text:p>671088640</text:p>
          </table:table-cell>
          <table:table-cell table:formula="of:=([.B33]/(1+[.C$2]/100))" office:value-type="float" office:value="351.517226371557">
            <text:p>351.52</text:p>
          </table:table-cell>
          <table:table-cell table:formula="of:=[.A34]/[.B34]" office:value-type="float" office:value="1909120.20707245">
            <text:p>1909120.21</text:p>
          </table:table-cell>
          <table:table-cell table:number-columns-repeated="2"/>
        </table:table-row>
        <table:table-row table:style-name="ro1">
          <table:table-cell table:formula="of:=[.A34]*2" office:value-type="float" office:value="1342177280">
            <text:p>1342177280</text:p>
          </table:table-cell>
          <table:table-cell table:formula="of:=([.B34]/(1+[.C$2]/100))" office:value-type="float" office:value="344.62473173682">
            <text:p>344.62</text:p>
          </table:table-cell>
          <table:table-cell table:formula="of:=[.A35]/[.B35]" office:value-type="float" office:value="3894605.2224278">
            <text:p>3894605.22</text:p>
          </table:table-cell>
          <table:table-cell table:number-columns-repeated="2"/>
        </table:table-row>
        <table:table-row table:style-name="ro1">
          <table:table-cell table:formula="of:=[.A35]*2" office:value-type="float" office:value="2684354560">
            <text:p>2684354560</text:p>
          </table:table-cell>
          <table:table-cell table:formula="of:=([.B35]/(1+[.C$2]/100))" office:value-type="float" office:value="337.867384055706">
            <text:p>337.87</text:p>
          </table:table-cell>
          <table:table-cell table:formula="of:=[.A36]/[.B36]" office:value-type="float" office:value="7944994.65375272">
            <text:p>7944994.65</text:p>
          </table:table-cell>
          <table:table-cell table:number-columns-repeated="2"/>
        </table:table-row>
        <table:table-row table:style-name="ro1">
          <table:table-cell table:formula="of:=[.A36]*2" office:value-type="float" office:value="5368709120">
            <text:p>5368709120</text:p>
          </table:table-cell>
          <table:table-cell table:formula="of:=([.B36]/(1+[.C$2]/100))" office:value-type="float" office:value="331.242533387947">
            <text:p>331.24</text:p>
          </table:table-cell>
          <table:table-cell table:formula="of:=[.A37]/[.B37]" office:value-type="float" office:value="16207789.0936555">
            <text:p>16207789.09</text:p>
          </table:table-cell>
          <table:table-cell table:number-columns-repeated="2"/>
        </table:table-row>
        <table:table-row table:style-name="ro1">
          <table:table-cell table:formula="of:=[.A37]*2" office:value-type="float" office:value="10737418240">
            <text:p>10737418240</text:p>
          </table:table-cell>
          <table:table-cell table:formula="of:=([.B37]/(1+[.C$2]/100))" office:value-type="float" office:value="324.747581752889">
            <text:p>324.75</text:p>
          </table:table-cell>
          <table:table-cell table:formula="of:=[.A38]/[.B38]" office:value-type="float" office:value="33063889.7510573">
            <text:p>33063889.75</text:p>
          </table:table-cell>
          <table:table-cell table:number-columns-repeated="2"/>
        </table:table-row>
        <table:table-row table:style-name="ro1">
          <table:table-cell table:formula="of:=[.A38]*2" office:value-type="float" office:value="21474836480">
            <text:p>21474836480</text:p>
          </table:table-cell>
          <table:table-cell table:formula="of:=([.B38]/(1+[.C$2]/100))" office:value-type="float" office:value="318.379982110676">
            <text:p>318.38</text:p>
          </table:table-cell>
          <table:table-cell table:formula="of:=[.A39]/[.B39]" office:value-type="float" office:value="67450335.0921569">
            <text:p>67450335.09</text:p>
          </table:table-cell>
          <table:table-cell table:number-columns-repeated="2"/>
        </table:table-row>
        <table:table-row table:style-name="ro1">
          <table:table-cell table:formula="of:=[.A39]*2" office:value-type="float" office:value="42949672960">
            <text:p>42949672960</text:p>
          </table:table-cell>
          <table:table-cell table:formula="of:=([.B39]/(1+[.C$2]/100))" office:value-type="float" office:value="312.137237363408">
            <text:p>312.14</text:p>
          </table:table-cell>
          <table:table-cell table:formula="of:=[.A40]/[.B40]" office:value-type="float" office:value="137598683.588">
            <text:p>137598683.59</text:p>
          </table:table-cell>
          <table:table-cell table:number-columns-repeated="2"/>
        </table:table-row>
        <table:table-row table:style-name="ro1">
          <table:table-cell table:formula="of:=[.A40]*2" office:value-type="float" office:value="85899345920">
            <text:p>85899345920</text:p>
          </table:table-cell>
          <table:table-cell table:formula="of:=([.B40]/(1+[.C$2]/100))" office:value-type="float" office:value="306.01689937589">
            <text:p>306.02</text:p>
          </table:table-cell>
          <table:table-cell table:formula="of:=[.A41]/[.B41]" office:value-type="float" office:value="280701314.51952">
            <text:p>280701314.52</text:p>
          </table:table-cell>
          <table:table-cell table:number-columns-repeated="2"/>
        </table:table-row>
        <table:table-row table:style-name="ro1">
          <table:table-cell table:formula="of:=[.A41]*2" office:value-type="float" office:value="171798691840">
            <text:p>171798691840</text:p>
          </table:table-cell>
          <table:table-cell table:formula="of:=([.B41]/(1+[.C$2]/100))" office:value-type="float" office:value="300.016568015578">
            <text:p>300.02</text:p>
          </table:table-cell>
          <table:table-cell table:formula="of:=[.A42]/[.B42]" office:value-type="float" office:value="572630681.619821">
            <text:p>572630681.62</text:p>
          </table:table-cell>
          <table:table-cell table:number-columns-repeated="2"/>
        </table:table-row>
        <table:table-row table:style-name="ro1">
          <table:table-cell table:formula="of:=[.A42]*2" office:value-type="float" office:value="343597383680">
            <text:p>343597383680</text:p>
          </table:table-cell>
          <table:table-cell table:formula="of:=([.B42]/(1+[.C$2]/100))" office:value-type="float" office:value="294.133890211351">
            <text:p>294.13</text:p>
          </table:table-cell>
          <table:table-cell table:formula="of:=[.A43]/[.B43]" office:value-type="float" office:value="1168166590.50444">
            <text:p>1168166590.50</text:p>
          </table:table-cell>
          <table:table-cell table:number-columns-repeated="2"/>
        </table:table-row>
        <table:table-row table:style-name="ro1">
          <table:table-cell table:formula="of:=[.A43]*2" office:value-type="float" office:value="687194767360">
            <text:p>687194767360</text:p>
          </table:table-cell>
          <table:table-cell table:formula="of:=([.B43]/(1+[.C$2]/100))" office:value-type="float" office:value="288.366559030736">
            <text:p>288.37</text:p>
          </table:table-cell>
          <table:table-cell table:formula="of:=[.A44]/[.B44]" office:value-type="float" office:value="2383059844.62905">
            <text:p>2383059844.63</text:p>
          </table:table-cell>
          <table:table-cell table:number-columns-repeated="2"/>
        </table:table-row>
        <table:table-row table:style-name="ro1">
          <table:table-cell table:formula="of:=[.A44]*2" office:value-type="float" office:value="1374389534720">
            <text:p>1374389534720</text:p>
          </table:table-cell>
          <table:table-cell table:formula="of:=([.B44]/(1+[.C$2]/100))" office:value-type="float" office:value="282.712312775232">
            <text:p>282.71</text:p>
          </table:table-cell>
          <table:table-cell table:formula="of:=[.A45]/[.B45]" office:value-type="float" office:value="4861442083.04326">
            <text:p>4861442083.04</text:p>
          </table:table-cell>
          <table:table-cell table:number-columns-repeated="2"/>
        </table:table-row>
        <table:table-row table:style-name="ro1">
          <table:table-cell table:formula="of:=[.A45]*2" office:value-type="float" office:value="2748779069440">
            <text:p>2748779069440</text:p>
          </table:table-cell>
          <table:table-cell table:formula="of:=([.B45]/(1+[.C$2]/100))" office:value-type="float" office:value="277.168934093365">
            <text:p>277.17</text:p>
          </table:table-cell>
          <table:table-cell table:formula="of:=[.A46]/[.B46]" office:value-type="float" office:value="9917341849.40825">
            <text:p>9917341849.41</text:p>
          </table:table-cell>
          <table:table-cell table:number-columns-repeated="2"/>
        </table:table-row>
        <table:table-row table:style-name="ro1">
          <table:table-cell table:formula="of:=[.A46]*2" office:value-type="float" office:value="5497558138880">
            <text:p>5497558138880</text:p>
          </table:table-cell>
          <table:table-cell table:formula="of:=([.B46]/(1+[.C$2]/100))" office:value-type="float" office:value="271.734249111142">
            <text:p>271.73</text:p>
          </table:table-cell>
          <table:table-cell table:formula="of:=[.A47]/[.B47]" office:value-type="float" office:value="20231377372.7928">
            <text:p>20231377372.79</text:p>
          </table:table-cell>
          <table:table-cell table:number-columns-repeated="2"/>
        </table:table-row>
        <table:table-row table:style-name="ro1">
          <table:table-cell table:formula="of:=[.A47]*2" office:value-type="float" office:value="10995116277760">
            <text:p>10995116277760</text:p>
          </table:table-cell>
          <table:table-cell table:formula="of:=([.B47]/(1+[.C$2]/100))" office:value-type="float" office:value="266.406126579551">
            <text:p>266.41</text:p>
          </table:table-cell>
          <table:table-cell table:formula="of:=[.A48]/[.B48]" office:value-type="float" office:value="41272009840.4974">
            <text:p>41272009840.50</text:p>
          </table:table-cell>
          <table:table-cell table:number-columns-repeated="2"/>
        </table:table-row>
        <table:table-row table:style-name="ro1">
          <table:table-cell table:formula="of:=[.A48]*2" office:value-type="float" office:value="21990232555520">
            <text:p>21990232555520</text:p>
          </table:table-cell>
          <table:table-cell table:formula="of:=([.B48]/(1+[.C$2]/100))" office:value-type="float" office:value="261.182477038775">
            <text:p>261.18</text:p>
          </table:table-cell>
          <table:table-cell table:formula="of:=[.A49]/[.B49]" office:value-type="float" office:value="84194900074.6146">
            <text:p>84194900074.61</text:p>
          </table:table-cell>
          <table:table-cell table:number-columns-repeated="2"/>
        </table:table-row>
        <table:table-row table:style-name="ro1">
          <table:table-cell table:formula="of:=[.A49]*2" office:value-type="float" office:value="43980465111040">
            <text:p>43980465111040</text:p>
          </table:table-cell>
          <table:table-cell table:formula="of:=([.B49]/(1+[.C$2]/100))" office:value-type="float" office:value="256.061251998799">
            <text:p>256.06</text:p>
          </table:table-cell>
          <table:table-cell table:formula="of:=[.A50]/[.B50]" office:value-type="float" office:value="171757596152.214">
            <text:p>171757596152.21</text:p>
          </table:table-cell>
          <table:table-cell table:number-columns-repeated="2"/>
        </table:table-row>
        <table:table-row table:style-name="ro1">
          <table:table-cell table:formula="of:=[.A50]*2" office:value-type="float" office:value="87960930222080">
            <text:p>87960930222080</text:p>
          </table:table-cell>
          <table:table-cell table:formula="of:=([.B50]/(1+[.C$2]/100))" office:value-type="float" office:value="251.040443136078">
            <text:p>251.04</text:p>
          </table:table-cell>
          <table:table-cell table:formula="of:=[.A51]/[.B51]" office:value-type="float" office:value="350385496150.516">
            <text:p>350385496150.52</text:p>
          </table:table-cell>
          <table:table-cell table:number-columns-repeated="2"/>
        </table:table-row>
        <table:table-row table:style-name="ro1">
          <table:table-cell table:formula="of:=[.A51]*2" office:value-type="float" office:value="175921860444160">
            <text:p>175921860444160</text:p>
          </table:table-cell>
          <table:table-cell table:formula="of:=([.B51]/(1+[.C$2]/100))" office:value-type="float" office:value="246.118081505958">
            <text:p>246.12</text:p>
          </table:table-cell>
          <table:table-cell table:formula="of:=[.A52]/[.B52]" office:value-type="float" office:value="714786412147.053">
            <text:p>714786412147.05</text:p>
          </table:table-cell>
          <table:table-cell table:number-columns-repeated="2"/>
        </table:table-row>
        <table:table-row table:style-name="ro1">
          <table:table-cell table:formula="of:=[.A52]*2" office:value-type="float" office:value="351843720888320">
            <text:p>351843720888320</text:p>
          </table:table-cell>
          <table:table-cell table:formula="of:=([.B52]/(1+[.C$2]/100))" office:value-type="float" office:value="241.292236770547">
            <text:p>241.29</text:p>
          </table:table-cell>
          <table:table-cell table:formula="of:=[.A53]/[.B53]" office:value-type="float" office:value="1458164280779.99">
            <text:p>1458164280779.99</text:p>
          </table:table-cell>
          <table:table-cell table:number-columns-repeated="2"/>
        </table:table-row>
        <table:table-row table:style-name="ro1">
          <table:table-cell table:formula="of:=[.A53]*2" office:value-type="float" office:value="703687441776640">
            <text:p>703687441776640</text:p>
          </table:table-cell>
          <table:table-cell table:formula="of:=([.B53]/(1+[.C$2]/100))" office:value-type="float" office:value="236.561016441713">
            <text:p>236.56</text:p>
          </table:table-cell>
          <table:table-cell table:formula="of:=[.A54]/[.B54]" office:value-type="float" office:value="2974655132791.18">
            <text:p>2974655132791.18</text:p>
          </table:table-cell>
          <table:table-cell table:number-columns-repeated="2"/>
        </table:table-row>
        <table:table-row table:style-name="ro1" table:number-rows-repeated="104852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l </meta:initial-creator>
    <meta:creation-date>2014-06-02T09:42:18</meta:creation-date>
    <dc:date>2014-06-03T20:54:20</dc:date>
    <dc:creator>nol </dc:creator>
    <meta:editing-duration>P1DT11H10M47S</meta:editing-duration>
    <meta:editing-cycles>3</meta:editing-cycles>
    <meta:generator>LibreOffice/3.6$Linux_X86_64 LibreOffice_project/360m1$Build-2</meta:generator>
    <meta:document-statistic meta:table-count="2" meta:cell-count="316" meta:object-count="0"/>
  </office:meta>
</office:document-meta>
</file>